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2.1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76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num 1º /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http://www.primigenio.com/yael/wp-content/uploads/2008/09/vietnam-300x225.jpg</text:p>
          </table:table-cell>
          <table:table-cell table:formula="of:=SEARCH(&quot;/&quot;;[.A2];8)" office:value-type="float" office:value="26" calcext:value-type="float">
            <text:p>26</text:p>
          </table:table-cell>
          <table:table-cell table:formula="of:=MID([.A2];1;[.B2])" office:value-type="string" office:string-value="http://www.primigenio.com/" calcext:value-type="string">
            <text:p>http://www.primigenio.com/</text:p>
          </table:table-cell>
        </table:table-row>
        <table:table-row table:style-name="ro1">
          <table:table-cell office:value-type="string" calcext:value-type="string">
            <text:p>http://www.primigenio.com/yael/wp-content/uploads/2008/09/lago_en_-nepal-300x225.jpg</text:p>
          </table:table-cell>
          <table:table-cell table:formula="of:=SEARCH(&quot;/&quot;;[.A3];8)" office:value-type="float" office:value="26" calcext:value-type="float">
            <text:p>26</text:p>
          </table:table-cell>
          <table:table-cell table:formula="of:=MID([.A3];1;[.B3])" office:value-type="string" office:string-value="http://www.primigenio.com/" calcext:value-type="string">
            <text:p>http://www.primigenio.com/</text:p>
          </table:table-cell>
        </table:table-row>
        <table:table-row table:style-name="ro1">
          <table:table-cell office:value-type="string" calcext:value-type="string">
            <text:p>http://farm4.static.flickr.com/3026/2937451565_0eb056063f.jpg</text:p>
          </table:table-cell>
          <table:table-cell table:formula="of:=SEARCH(&quot;/&quot;;[.A4];8)" office:value-type="float" office:value="31" calcext:value-type="float">
            <text:p>31</text:p>
          </table:table-cell>
          <table:table-cell table:formula="of:=MID([.A4];1;[.B4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045/2938305164_d5abea72a0_m.jpg</text:p>
          </table:table-cell>
          <table:table-cell table:formula="of:=SEARCH(&quot;/&quot;;[.A5];8)" office:value-type="float" office:value="31" calcext:value-type="float">
            <text:p>31</text:p>
          </table:table-cell>
          <table:table-cell table:formula="of:=MID([.A5];1;[.B5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243/2937452249_930df23b87_m.jpg</text:p>
          </table:table-cell>
          <table:table-cell table:formula="of:=SEARCH(&quot;/&quot;;[.A6];8)" office:value-type="float" office:value="31" calcext:value-type="float">
            <text:p>31</text:p>
          </table:table-cell>
          <table:table-cell table:formula="of:=MID([.A6];1;[.B6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www.paradelmundoquenosbajamos.com/wp-content/uploads/2008/10/img_0889-300x199.jpg</text:p>
          </table:table-cell>
          <table:table-cell table:formula="of:=SEARCH(&quot;/&quot;;[.A7];8)" office:value-type="float" office:value="41" calcext:value-type="float">
            <text:p>41</text:p>
          </table:table-cell>
          <table:table-cell table:formula="of:=MID([.A7];1;[.B7])" office:value-type="string" office:string-value="http://www.paradelmundoquenosbajamos.com/" calcext:value-type="string">
            <text:p>http://www.paradelmundoquenosbajamos.com/</text:p>
          </table:table-cell>
        </table:table-row>
        <table:table-row table:style-name="ro1">
          <table:table-cell office:value-type="string" calcext:value-type="string">
            <text:p>http://www.paradelmundoquenosbajamos.com/wp-includes/js/tinymce/plugins/media/img/trans.gif</text:p>
          </table:table-cell>
          <table:table-cell table:formula="of:=SEARCH(&quot;/&quot;;[.A8];8)" office:value-type="float" office:value="41" calcext:value-type="float">
            <text:p>41</text:p>
          </table:table-cell>
          <table:table-cell table:formula="of:=MID([.A8];1;[.B8])" office:value-type="string" office:string-value="http://www.paradelmundoquenosbajamos.com/" calcext:value-type="string">
            <text:p>http://www.paradelmundoquenosbajamos.com/</text:p>
          </table:table-cell>
        </table:table-row>
        <table:table-row table:style-name="ro1">
          <table:table-cell office:value-type="string" calcext:value-type="string">
            <text:p>http://farm4.static.flickr.com/3207/2946296347_5fc9b09004.jpg?v=0</text:p>
          </table:table-cell>
          <table:table-cell table:formula="of:=SEARCH(&quot;/&quot;;[.A9];8)" office:value-type="float" office:value="31" calcext:value-type="float">
            <text:p>31</text:p>
          </table:table-cell>
          <table:table-cell table:formula="of:=MID([.A9];1;[.B9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184/2947141916_db01ba2a26.jpg?v=0</text:p>
          </table:table-cell>
          <table:table-cell table:formula="of:=SEARCH(&quot;/&quot;;[.A10];8)" office:value-type="float" office:value="31" calcext:value-type="float">
            <text:p>31</text:p>
          </table:table-cell>
          <table:table-cell table:formula="of:=MID([.A10];1;[.B10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143/2947136636_6881f7c7fb.jpg?v=0</text:p>
          </table:table-cell>
          <table:table-cell table:formula="of:=SEARCH(&quot;/&quot;;[.A11];8)" office:value-type="float" office:value="31" calcext:value-type="float">
            <text:p>31</text:p>
          </table:table-cell>
          <table:table-cell table:formula="of:=MID([.A11];1;[.B11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235/2950641799_7039a55a3a_m.jpg</text:p>
          </table:table-cell>
          <table:table-cell table:formula="of:=SEARCH(&quot;/&quot;;[.A12];8)" office:value-type="float" office:value="31" calcext:value-type="float">
            <text:p>31</text:p>
          </table:table-cell>
          <table:table-cell table:formula="of:=MID([.A12];1;[.B12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070/2950649211_ee9d4a820c.jpg?v=0</text:p>
          </table:table-cell>
          <table:table-cell table:formula="of:=SEARCH(&quot;/&quot;;[.A13];8)" office:value-type="float" office:value="31" calcext:value-type="float">
            <text:p>31</text:p>
          </table:table-cell>
          <table:table-cell table:formula="of:=MID([.A13];1;[.B13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218/2950647449_0b43ba95f3_m.jpg</text:p>
          </table:table-cell>
          <table:table-cell table:formula="of:=SEARCH(&quot;/&quot;;[.A14];8)" office:value-type="float" office:value="31" calcext:value-type="float">
            <text:p>31</text:p>
          </table:table-cell>
          <table:table-cell table:formula="of:=MID([.A14];1;[.B14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225/2951500218_77ae93bd22.jpg?v=0</text:p>
          </table:table-cell>
          <table:table-cell table:formula="of:=SEARCH(&quot;/&quot;;[.A15];8)" office:value-type="float" office:value="31" calcext:value-type="float">
            <text:p>31</text:p>
          </table:table-cell>
          <table:table-cell table:formula="of:=MID([.A15];1;[.B15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www.auroville.org/thecity/images/galaxy.jpg</text:p>
          </table:table-cell>
          <table:table-cell table:formula="of:=SEARCH(&quot;/&quot;;[.A16];8)" office:value-type="float" office:value="25" calcext:value-type="float">
            <text:p>25</text:p>
          </table:table-cell>
          <table:table-cell table:formula="of:=MID([.A16];1;[.B16])" office:value-type="string" office:string-value="http://www.auroville.org/" calcext:value-type="string">
            <text:p>http://www.auroville.org/</text:p>
          </table:table-cell>
        </table:table-row>
        <table:table-row table:style-name="ro1">
          <table:table-cell office:value-type="string" calcext:value-type="string">
            <text:p>http://farm4.static.flickr.com/3007/2950648897_8027e79ddf.jpg?v=0</text:p>
          </table:table-cell>
          <table:table-cell table:formula="of:=SEARCH(&quot;/&quot;;[.A17];8)" office:value-type="float" office:value="31" calcext:value-type="float">
            <text:p>31</text:p>
          </table:table-cell>
          <table:table-cell table:formula="of:=MID([.A17];1;[.B17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057/2947185454_e64367b12a.jpg?v=0</text:p>
          </table:table-cell>
          <table:table-cell table:formula="of:=SEARCH(&quot;/&quot;;[.A18];8)" office:value-type="float" office:value="31" calcext:value-type="float">
            <text:p>31</text:p>
          </table:table-cell>
          <table:table-cell table:formula="of:=MID([.A18];1;[.B18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186/2946304969_4baf6eb8a8.jpg?v=0</text:p>
          </table:table-cell>
          <table:table-cell table:formula="of:=SEARCH(&quot;/&quot;;[.A19];8)" office:value-type="float" office:value="31" calcext:value-type="float">
            <text:p>31</text:p>
          </table:table-cell>
          <table:table-cell table:formula="of:=MID([.A19];1;[.B19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286/2947163804_9cfc92e8ee.jpg?v=0</text:p>
          </table:table-cell>
          <table:table-cell table:formula="of:=SEARCH(&quot;/&quot;;[.A20];8)" office:value-type="float" office:value="31" calcext:value-type="float">
            <text:p>31</text:p>
          </table:table-cell>
          <table:table-cell table:formula="of:=MID([.A20];1;[.B20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024/2946306405_e6131fc29e.jpg?v=0</text:p>
          </table:table-cell>
          <table:table-cell table:formula="of:=SEARCH(&quot;/&quot;;[.A21];8)" office:value-type="float" office:value="31" calcext:value-type="float">
            <text:p>31</text:p>
          </table:table-cell>
          <table:table-cell table:formula="of:=MID([.A21];1;[.B21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farm4.static.flickr.com/3233/2946307349_0f50bfc503.jpg?v=0</text:p>
          </table:table-cell>
          <table:table-cell table:formula="of:=SEARCH(&quot;/&quot;;[.A22];8)" office:value-type="float" office:value="31" calcext:value-type="float">
            <text:p>31</text:p>
          </table:table-cell>
          <table:table-cell table:formula="of:=MID([.A22];1;[.B22])" office:value-type="string" office:string-value="http://farm4.static.flickr.com/" calcext:value-type="string">
            <text:p>http://farm4.static.flickr.com/</text:p>
          </table:table-cell>
        </table:table-row>
        <table:table-row table:style-name="ro1">
          <table:table-cell office:value-type="string" calcext:value-type="string">
            <text:p>http://lh5.ggpht.com/inakiap/SQCS9051nWI/AAAAAAAABxo/3xKXGjSkobo/s128/IMG_1176.JPG</text:p>
          </table:table-cell>
          <table:table-cell table:formula="of:=SEARCH(&quot;/&quot;;[.A23];8)" office:value-type="float" office:value="21" calcext:value-type="float">
            <text:p>21</text:p>
          </table:table-cell>
          <table:table-cell table:formula="of:=MID([.A23];1;[.B23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inakiap/SQCjhuyrt0I/AAAAAAAACj0/1lSEyqzXmF4/s512/DSC08676.JPG</text:p>
          </table:table-cell>
          <table:table-cell table:formula="of:=SEARCH(&quot;/&quot;;[.A24];8)" office:value-type="float" office:value="21" calcext:value-type="float">
            <text:p>21</text:p>
          </table:table-cell>
          <table:table-cell table:formula="of:=MID([.A24];1;[.B24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inakiap/SQCTDJIVrjI/AAAAAAAAByY/oKAs7-tdGYs/s576/IMG_1179.JPG</text:p>
          </table:table-cell>
          <table:table-cell table:formula="of:=SEARCH(&quot;/&quot;;[.A25];8)" office:value-type="float" office:value="21" calcext:value-type="float">
            <text:p>21</text:p>
          </table:table-cell>
          <table:table-cell table:formula="of:=MID([.A25];1;[.B25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inakiap/SQCTHOOXPjI/AAAAAAAAByo/sYh7xG_nOXE/s128/IMG_1182.JPG</text:p>
          </table:table-cell>
          <table:table-cell table:formula="of:=SEARCH(&quot;/&quot;;[.A26];8)" office:value-type="float" office:value="21" calcext:value-type="float">
            <text:p>21</text:p>
          </table:table-cell>
          <table:table-cell table:formula="of:=MID([.A26];1;[.B26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inakiap/SQCTJEPxfrI/AAAAAAAAByw/h555MHxCMAs/s288/IMG_1184.JPG</text:p>
          </table:table-cell>
          <table:table-cell table:formula="of:=SEARCH(&quot;/&quot;;[.A27];8)" office:value-type="float" office:value="21" calcext:value-type="float">
            <text:p>21</text:p>
          </table:table-cell>
          <table:table-cell table:formula="of:=MID([.A27];1;[.B27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inakiap/SQChJdfC_KI/AAAAAAAACg0/ce5S7L0vv-s/s220/DSC08649.JPG</text:p>
          </table:table-cell>
          <table:table-cell table:formula="of:=SEARCH(&quot;/&quot;;[.A28];8)" office:value-type="float" office:value="21" calcext:value-type="float">
            <text:p>21</text:p>
          </table:table-cell>
          <table:table-cell table:formula="of:=MID([.A28];1;[.B28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inakiap/SQCVDxISSsI/AAAAAAAAB8M/Cg5Nb_v6DY8/s512/IMG_1274.JPG</text:p>
          </table:table-cell>
          <table:table-cell table:formula="of:=SEARCH(&quot;/&quot;;[.A29];8)" office:value-type="float" office:value="21" calcext:value-type="float">
            <text:p>21</text:p>
          </table:table-cell>
          <table:table-cell table:formula="of:=MID([.A29];1;[.B29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3.ggpht.com/inakiap/SQCn1q58O0I/AAAAAAAACsA/DFGtpzvZjDM/s288/IMG_1335.JPG</text:p>
          </table:table-cell>
          <table:table-cell table:formula="of:=SEARCH(&quot;/&quot;;[.A30];8)" office:value-type="float" office:value="21" calcext:value-type="float">
            <text:p>21</text:p>
          </table:table-cell>
          <table:table-cell table:formula="of:=MID([.A30];1;[.B30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inakiap/SQCnt7J5oPI/AAAAAAAACrg/6_jugXGp0h4/s128/IMG_1330.JPG</text:p>
          </table:table-cell>
          <table:table-cell table:formula="of:=SEARCH(&quot;/&quot;;[.A31];8)" office:value-type="float" office:value="21" calcext:value-type="float">
            <text:p>21</text:p>
          </table:table-cell>
          <table:table-cell table:formula="of:=MID([.A31];1;[.B31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inakiap/SQCnSW56VyI/AAAAAAAACpo/TLntrsqLx9s/s128/IMG_1315.JPG</text:p>
          </table:table-cell>
          <table:table-cell table:formula="of:=SEARCH(&quot;/&quot;;[.A32];8)" office:value-type="float" office:value="21" calcext:value-type="float">
            <text:p>21</text:p>
          </table:table-cell>
          <table:table-cell table:formula="of:=MID([.A32];1;[.B32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inakiap/SQCU2xKVjKI/AAAAAAAAB7M/SaYD6cVu8X4/s288/IMG_1266.JPG</text:p>
          </table:table-cell>
          <table:table-cell table:formula="of:=SEARCH(&quot;/&quot;;[.A33];8)" office:value-type="float" office:value="21" calcext:value-type="float">
            <text:p>21</text:p>
          </table:table-cell>
          <table:table-cell table:formula="of:=MID([.A33];1;[.B33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inakiap/SQCT9PDnVeI/AAAAAAAAB2k/pqu2BLtJ7vw/s576/IMG_1220.JPG</text:p>
          </table:table-cell>
          <table:table-cell table:formula="of:=SEARCH(&quot;/&quot;;[.A34];8)" office:value-type="float" office:value="21" calcext:value-type="float">
            <text:p>21</text:p>
          </table:table-cell>
          <table:table-cell table:formula="of:=MID([.A34];1;[.B34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inakiap/SQCUNc-K_EI/AAAAAAAAB30/LdBNhjo6OlM/s576/IMG_1232.JPG</text:p>
          </table:table-cell>
          <table:table-cell table:formula="of:=SEARCH(&quot;/&quot;;[.A35];8)" office:value-type="float" office:value="21" calcext:value-type="float">
            <text:p>21</text:p>
          </table:table-cell>
          <table:table-cell table:formula="of:=MID([.A35];1;[.B35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inakiap/SQCU-2WipWI/AAAAAAAAB70/R_bQhDtsVwQ/s400/IMG_1271.JPG</text:p>
          </table:table-cell>
          <table:table-cell table:formula="of:=SEARCH(&quot;/&quot;;[.A36];8)" office:value-type="float" office:value="21" calcext:value-type="float">
            <text:p>21</text:p>
          </table:table-cell>
          <table:table-cell table:formula="of:=MID([.A36];1;[.B36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inakiap/SQCVlEkE40I/AAAAAAAAB_E/v14oJo5xfzs/s576/IMG_1300.JPG</text:p>
          </table:table-cell>
          <table:table-cell table:formula="of:=SEARCH(&quot;/&quot;;[.A37];8)" office:value-type="float" office:value="21" calcext:value-type="float">
            <text:p>21</text:p>
          </table:table-cell>
          <table:table-cell table:formula="of:=MID([.A37];1;[.B37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inakiap/SQCVPx3_PfI/AAAAAAAAB9U/2CU0eVEJ5GM/s576/IMG_1284.JPG</text:p>
          </table:table-cell>
          <table:table-cell table:formula="of:=SEARCH(&quot;/&quot;;[.A38];8)" office:value-type="float" office:value="21" calcext:value-type="float">
            <text:p>21</text:p>
          </table:table-cell>
          <table:table-cell table:formula="of:=MID([.A38];1;[.B38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inakiap/SQCj7v3zOCI/AAAAAAAACmc/unjvvmrh5bI/s512/DSC08701.JPG</text:p>
          </table:table-cell>
          <table:table-cell table:formula="of:=SEARCH(&quot;/&quot;;[.A39];8)" office:value-type="float" office:value="21" calcext:value-type="float">
            <text:p>21</text:p>
          </table:table-cell>
          <table:table-cell table:formula="of:=MID([.A39];1;[.B39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3.ggpht.com/inakiap/SQCj34ePQ0I/AAAAAAAACl8/_cS2rTE9AsA/s512/DSC08697.JPG</text:p>
          </table:table-cell>
          <table:table-cell table:formula="of:=SEARCH(&quot;/&quot;;[.A40];8)" office:value-type="float" office:value="21" calcext:value-type="float">
            <text:p>21</text:p>
          </table:table-cell>
          <table:table-cell table:formula="of:=MID([.A40];1;[.B40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4.ggpht.com/inakiap/SQCVKnAV-lI/AAAAAAAAB80/iyif80rhbKQ/s576/IMG_1280.JPG</text:p>
          </table:table-cell>
          <table:table-cell table:formula="of:=SEARCH(&quot;/&quot;;[.A41];8)" office:value-type="float" office:value="21" calcext:value-type="float">
            <text:p>21</text:p>
          </table:table-cell>
          <table:table-cell table:formula="of:=MID([.A41];1;[.B41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Qs0JkIm9GI/AAAAAAAADVk/DQrSzaQkqdw/s512/IMG_1651.JPG</text:p>
          </table:table-cell>
          <table:table-cell table:formula="of:=SEARCH(&quot;/&quot;;[.A42];8)" office:value-type="float" office:value="21" calcext:value-type="float">
            <text:p>21</text:p>
          </table:table-cell>
          <table:table-cell table:formula="of:=MID([.A42];1;[.B42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QCap_mHM9I/AAAAAAAACX4/Qzj0yOpNyk4/s512/IMG_1168.JPG</text:p>
          </table:table-cell>
          <table:table-cell table:formula="of:=SEARCH(&quot;/&quot;;[.A43];8)" office:value-type="float" office:value="21" calcext:value-type="float">
            <text:p>21</text:p>
          </table:table-cell>
          <table:table-cell table:formula="of:=MID([.A43];1;[.B43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_T4A4ZuM9WD8/SQs0V7_XMFI/AAAAAAAADXM/-36uNXfdITY/s512/IMG_1668.JPG</text:p>
          </table:table-cell>
          <table:table-cell table:formula="of:=SEARCH(&quot;/&quot;;[.A44];8)" office:value-type="float" office:value="21" calcext:value-type="float">
            <text:p>21</text:p>
          </table:table-cell>
          <table:table-cell table:formula="of:=MID([.A44];1;[.B44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T4A4ZuM9WD8/SQsw86s2YHI/AAAAAAAAC8o/LtRjciMn39c/s512/IMG_1434.JPG</text:p>
          </table:table-cell>
          <table:table-cell table:formula="of:=SEARCH(&quot;/&quot;;[.A45];8)" office:value-type="float" office:value="21" calcext:value-type="float">
            <text:p>21</text:p>
          </table:table-cell>
          <table:table-cell table:formula="of:=MID([.A45];1;[.B45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T4A4ZuM9WD8/SQCkFtOEYfI/AAAAAAAACng/De8ni4RF-zc/s400/DSC08709.JPG</text:p>
          </table:table-cell>
          <table:table-cell table:formula="of:=SEARCH(&quot;/&quot;;[.A46];8)" office:value-type="float" office:value="21" calcext:value-type="float">
            <text:p>21</text:p>
          </table:table-cell>
          <table:table-cell table:formula="of:=MID([.A46];1;[.B46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QsyiP17W7I/AAAAAAAADJo/CDyjqED7sdM/s576/IMG_1550.JPG</text:p>
          </table:table-cell>
          <table:table-cell table:formula="of:=SEARCH(&quot;/&quot;;[.A47];8)" office:value-type="float" office:value="21" calcext:value-type="float">
            <text:p>21</text:p>
          </table:table-cell>
          <table:table-cell table:formula="of:=MID([.A47];1;[.B47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T4A4ZuM9WD8/SQsy87zCgwI/AAAAAAAADMo/uYocBnXO5FI/s576/IMG_1577.JPG</text:p>
          </table:table-cell>
          <table:table-cell table:formula="of:=SEARCH(&quot;/&quot;;[.A48];8)" office:value-type="float" office:value="21" calcext:value-type="float">
            <text:p>21</text:p>
          </table:table-cell>
          <table:table-cell table:formula="of:=MID([.A48];1;[.B48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QszhFw4tCI/AAAAAAAADQU/g0N2LXlesUQ/s320/IMG_1608.JPG</text:p>
          </table:table-cell>
          <table:table-cell table:formula="of:=SEARCH(&quot;/&quot;;[.A49];8)" office:value-type="float" office:value="21" calcext:value-type="float">
            <text:p>21</text:p>
          </table:table-cell>
          <table:table-cell table:formula="of:=MID([.A49];1;[.B49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Qszzbq_n0I/AAAAAAAADS8/UfXcHzUSQGY/s320/IMG_1630.JPG</text:p>
          </table:table-cell>
          <table:table-cell table:formula="of:=SEARCH(&quot;/&quot;;[.A50];8)" office:value-type="float" office:value="21" calcext:value-type="float">
            <text:p>21</text:p>
          </table:table-cell>
          <table:table-cell table:formula="of:=MID([.A50];1;[.B50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Qs0OtoLQXI/AAAAAAAADWE/cwSjWsPMCyg/s200/IMG_1657.JPG</text:p>
          </table:table-cell>
          <table:table-cell table:formula="of:=SEARCH(&quot;/&quot;;[.A51];8)" office:value-type="float" office:value="21" calcext:value-type="float">
            <text:p>21</text:p>
          </table:table-cell>
          <table:table-cell table:formula="of:=MID([.A51];1;[.B51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4J04oTPkQoI/SRb4oCT8MAI/AAAAAAAAARM/LIt1n8pLHXA/s576/DSC08918.JPG</text:p>
          </table:table-cell>
          <table:table-cell table:formula="of:=SEARCH(&quot;/&quot;;[.A52];8)" office:value-type="float" office:value="21" calcext:value-type="float">
            <text:p>21</text:p>
          </table:table-cell>
          <table:table-cell table:formula="of:=MID([.A52];1;[.B52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4J04oTPkQoI/SRb5BrI2WrI/AAAAAAAAAbg/P-47WJDAH-A/s400/DSC08946.JPG</text:p>
          </table:table-cell>
          <table:table-cell table:formula="of:=SEARCH(&quot;/&quot;;[.A53];8)" office:value-type="float" office:value="21" calcext:value-type="float">
            <text:p>21</text:p>
          </table:table-cell>
          <table:table-cell table:formula="of:=MID([.A53];1;[.B53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Rb3GTPnkrI/AAAAAAAAD9k/YSxyemShyjA/s640/IMG_1918.JPG</text:p>
          </table:table-cell>
          <table:table-cell table:formula="of:=SEARCH(&quot;/&quot;;[.A54];8)" office:value-type="float" office:value="21" calcext:value-type="float">
            <text:p>21</text:p>
          </table:table-cell>
          <table:table-cell table:formula="of:=MID([.A54];1;[.B54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4J04oTPkQoI/SRb4NeYBAiI/AAAAAAAAANs/dhN5Dl1eBlE/s512/DSC08890.JPG</text:p>
          </table:table-cell>
          <table:table-cell table:formula="of:=SEARCH(&quot;/&quot;;[.A55];8)" office:value-type="float" office:value="21" calcext:value-type="float">
            <text:p>21</text:p>
          </table:table-cell>
          <table:table-cell table:formula="of:=MID([.A55];1;[.B55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4J04oTPkQoI/SRb4PxumQuI/AAAAAAAAAOE/hzo5cmCmFoI/s512/DSC08893.JPG</text:p>
          </table:table-cell>
          <table:table-cell table:formula="of:=SEARCH(&quot;/&quot;;[.A56];8)" office:value-type="float" office:value="21" calcext:value-type="float">
            <text:p>21</text:p>
          </table:table-cell>
          <table:table-cell table:formula="of:=MID([.A56];1;[.B56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4J04oTPkQoI/SRb4S7BB3FI/AAAAAAAAAOk/P801WX3Cub8/s512/DSC08897.JPG</text:p>
          </table:table-cell>
          <table:table-cell table:formula="of:=SEARCH(&quot;/&quot;;[.A57];8)" office:value-type="float" office:value="21" calcext:value-type="float">
            <text:p>21</text:p>
          </table:table-cell>
          <table:table-cell table:formula="of:=MID([.A57];1;[.B57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4.ggpht.com/_T4A4ZuM9WD8/SRb0wKztjTI/AAAAAAAADvg/Jac1NYOUe2Y/s576/IMG_1790.JPG</text:p>
          </table:table-cell>
          <table:table-cell table:formula="of:=SEARCH(&quot;/&quot;;[.A58];8)" office:value-type="float" office:value="21" calcext:value-type="float">
            <text:p>21</text:p>
          </table:table-cell>
          <table:table-cell table:formula="of:=MID([.A58];1;[.B58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RbzrZlTu0I/AAAAAAAADmQ/FJngMkcG1j8/s576/IMG_1713.JPG</text:p>
          </table:table-cell>
          <table:table-cell table:formula="of:=SEARCH(&quot;/&quot;;[.A59];8)" office:value-type="float" office:value="21" calcext:value-type="float">
            <text:p>21</text:p>
          </table:table-cell>
          <table:table-cell table:formula="of:=MID([.A59];1;[.B59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4J04oTPkQoI/SRb3VDg0giI/AAAAAAAAAKs/tfX3C1Cy_A4/s512/DSC08866.JPG</text:p>
          </table:table-cell>
          <table:table-cell table:formula="of:=SEARCH(&quot;/&quot;;[.A60];8)" office:value-type="float" office:value="21" calcext:value-type="float">
            <text:p>21</text:p>
          </table:table-cell>
          <table:table-cell table:formula="of:=MID([.A60];1;[.B60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_T4A4ZuM9WD8/SRbz4Iczm1I/AAAAAAAADno/mSthcMXAiLk/s640/IMG_1724.JPG</text:p>
          </table:table-cell>
          <table:table-cell table:formula="of:=SEARCH(&quot;/&quot;;[.A61];8)" office:value-type="float" office:value="21" calcext:value-type="float">
            <text:p>21</text:p>
          </table:table-cell>
          <table:table-cell table:formula="of:=MID([.A61];1;[.B61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4J04oTPkQoI/SRb4acs6WgI/AAAAAAAAAPc/-15fjdgbfdY/s512/DSC08904.JPG</text:p>
          </table:table-cell>
          <table:table-cell table:formula="of:=SEARCH(&quot;/&quot;;[.A62];8)" office:value-type="float" office:value="21" calcext:value-type="float">
            <text:p>21</text:p>
          </table:table-cell>
          <table:table-cell table:formula="of:=MID([.A62];1;[.B62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T4A4ZuM9WD8/SQsyBvqc-JI/AAAAAAAADFk/pHy3AM8pG7o/s512/IMG_1516.JPG</text:p>
          </table:table-cell>
          <table:table-cell table:formula="of:=SEARCH(&quot;/&quot;;[.A63];8)" office:value-type="float" office:value="21" calcext:value-type="float">
            <text:p>21</text:p>
          </table:table-cell>
          <table:table-cell table:formula="of:=MID([.A63];1;[.B63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3.ggpht.com/_T4A4ZuM9WD8/SQsx924EMqI/AAAAAAAADE8/7cy3WQjIWEA/s512/IMG_1508.JPG</text:p>
          </table:table-cell>
          <table:table-cell table:formula="of:=SEARCH(&quot;/&quot;;[.A64];8)" office:value-type="float" office:value="21" calcext:value-type="float">
            <text:p>21</text:p>
          </table:table-cell>
          <table:table-cell table:formula="of:=MID([.A64];1;[.B64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Rb00wSZJLI/AAAAAAAADwQ/LWyWDYYKJNs/s576/IMG_1797.JPG</text:p>
          </table:table-cell>
          <table:table-cell table:formula="of:=SEARCH(&quot;/&quot;;[.A65];8)" office:value-type="float" office:value="21" calcext:value-type="float">
            <text:p>21</text:p>
          </table:table-cell>
          <table:table-cell table:formula="of:=MID([.A65];1;[.B65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4.ggpht.com/_4J04oTPkQoI/SSerVscOvhI/AAAAAAAAAdU/qaIO7PDROLA/s512/autobus%20a%20Badami.JPG</text:p>
          </table:table-cell>
          <table:table-cell table:formula="of:=SEARCH(&quot;/&quot;;[.A66];8)" office:value-type="float" office:value="21" calcext:value-type="float">
            <text:p>21</text:p>
          </table:table-cell>
          <table:table-cell table:formula="of:=MID([.A66];1;[.B66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S2DrleEvhI/AAAAAAAAEug/547I_bcNxx4/s400/IMG_2174.JPG</text:p>
          </table:table-cell>
          <table:table-cell table:formula="of:=SEARCH(&quot;/&quot;;[.A67];8)" office:value-type="float" office:value="21" calcext:value-type="float">
            <text:p>21</text:p>
          </table:table-cell>
          <table:table-cell table:formula="of:=MID([.A67];1;[.B6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S1-RZEeVzI/AAAAAAAAEUU/tI7xRFG8vvY/s400/IMG_1904.JPG</text:p>
          </table:table-cell>
          <table:table-cell table:formula="of:=SEARCH(&quot;/&quot;;[.A68];8)" office:value-type="float" office:value="21" calcext:value-type="float">
            <text:p>21</text:p>
          </table:table-cell>
          <table:table-cell table:formula="of:=MID([.A68];1;[.B68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5.ggpht.com/_T4A4ZuM9WD8/SS1-4f3O4VI/AAAAAAAAEZI/aQ_ZHn1gQ7o/s400/IMG_1951.JPG</text:p>
          </table:table-cell>
          <table:table-cell table:formula="of:=SEARCH(&quot;/&quot;;[.A69];8)" office:value-type="float" office:value="21" calcext:value-type="float">
            <text:p>21</text:p>
          </table:table-cell>
          <table:table-cell table:formula="of:=MID([.A69];1;[.B69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5.ggpht.com/_T4A4ZuM9WD8/SS1_9d-C9xI/AAAAAAAAEh0/lf-3CIST80c/s800/IMG_2057.JPG</text:p>
          </table:table-cell>
          <table:table-cell table:formula="of:=SEARCH(&quot;/&quot;;[.A70];8)" office:value-type="float" office:value="21" calcext:value-type="float">
            <text:p>21</text:p>
          </table:table-cell>
          <table:table-cell table:formula="of:=MID([.A70];1;[.B70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S2FqNFCWTI/AAAAAAAAE74/r4-keWLIhw8/s400/IMG_2336.JPG</text:p>
          </table:table-cell>
          <table:table-cell table:formula="of:=SEARCH(&quot;/&quot;;[.A71];8)" office:value-type="float" office:value="21" calcext:value-type="float">
            <text:p>21</text:p>
          </table:table-cell>
          <table:table-cell table:formula="of:=MID([.A71];1;[.B71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S2E6m2jOiI/AAAAAAAAE0c/AB8gdZ_CkxA/s288/IMG_2258.JPG</text:p>
          </table:table-cell>
          <table:table-cell table:formula="of:=SEARCH(&quot;/&quot;;[.A72];8)" office:value-type="float" office:value="21" calcext:value-type="float">
            <text:p>21</text:p>
          </table:table-cell>
          <table:table-cell table:formula="of:=MID([.A72];1;[.B72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4.ggpht.com/_T4A4ZuM9WD8/SS2FN-j3AsI/AAAAAAAAE3c/O-ScH0LaUD4/s288/IMG_2295.JPG</text:p>
          </table:table-cell>
          <table:table-cell table:formula="of:=SEARCH(&quot;/&quot;;[.A73];8)" office:value-type="float" office:value="21" calcext:value-type="float">
            <text:p>21</text:p>
          </table:table-cell>
          <table:table-cell table:formula="of:=MID([.A73];1;[.B73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S2Gj0CgY-I/AAAAAAAAFE4/v64MvJ2bkCM/s800/IMG_2488.JPG</text:p>
          </table:table-cell>
          <table:table-cell table:formula="of:=SEARCH(&quot;/&quot;;[.A74];8)" office:value-type="float" office:value="21" calcext:value-type="float">
            <text:p>21</text:p>
          </table:table-cell>
          <table:table-cell table:formula="of:=MID([.A74];1;[.B74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S2GuJCmVLI/AAAAAAAAFGQ/-pCOr67FmQg/s288/IMG_2507.JPG</text:p>
          </table:table-cell>
          <table:table-cell table:formula="of:=SEARCH(&quot;/&quot;;[.A75];8)" office:value-type="float" office:value="21" calcext:value-type="float">
            <text:p>21</text:p>
          </table:table-cell>
          <table:table-cell table:formula="of:=MID([.A75];1;[.B75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S2GlxxEZgI/AAAAAAAAFFQ/rsh0W7qaBl8/s288/IMG_2492.JPG</text:p>
          </table:table-cell>
          <table:table-cell table:formula="of:=SEARCH(&quot;/&quot;;[.A76];8)" office:value-type="float" office:value="21" calcext:value-type="float">
            <text:p>21</text:p>
          </table:table-cell>
          <table:table-cell table:formula="of:=MID([.A76];1;[.B76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S2JMQgRwUI/AAAAAAAAFZc/NjswFzLAZz8/s800/IMG_2671.JPG</text:p>
          </table:table-cell>
          <table:table-cell table:formula="of:=SEARCH(&quot;/&quot;;[.A77];8)" office:value-type="float" office:value="21" calcext:value-type="float">
            <text:p>21</text:p>
          </table:table-cell>
          <table:table-cell table:formula="of:=MID([.A77];1;[.B7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S2H0UOs6gI/AAAAAAAAFOY/TfykX02XbPc/IMG_2567.JPG</text:p>
          </table:table-cell>
          <table:table-cell table:formula="of:=SEARCH(&quot;/&quot;;[.A78];8)" office:value-type="float" office:value="21" calcext:value-type="float">
            <text:p>21</text:p>
          </table:table-cell>
          <table:table-cell table:formula="of:=MID([.A78];1;[.B78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T4A4ZuM9WD8/SS2HkBnXyiI/AAAAAAAAFMg/LOwdHI4afIc/s288/IMG_2409.JPG</text:p>
          </table:table-cell>
          <table:table-cell table:formula="of:=SEARCH(&quot;/&quot;;[.A79];8)" office:value-type="float" office:value="21" calcext:value-type="float">
            <text:p>21</text:p>
          </table:table-cell>
          <table:table-cell table:formula="of:=MID([.A79];1;[.B79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T4A4ZuM9WD8/SS2IcROrewI/AAAAAAAAFTo/7TXHhR5sVp8/s288/IMG_2627.JPG</text:p>
          </table:table-cell>
          <table:table-cell table:formula="of:=SEARCH(&quot;/&quot;;[.A80];8)" office:value-type="float" office:value="21" calcext:value-type="float">
            <text:p>21</text:p>
          </table:table-cell>
          <table:table-cell table:formula="of:=MID([.A80];1;[.B80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T4A4ZuM9WD8/SS2IgVQrWDI/AAAAAAAAFUI/4YEzkNRiWOc/s288/IMG_2632.JPG</text:p>
          </table:table-cell>
          <table:table-cell table:formula="of:=SEARCH(&quot;/&quot;;[.A81];8)" office:value-type="float" office:value="21" calcext:value-type="float">
            <text:p>21</text:p>
          </table:table-cell>
          <table:table-cell table:formula="of:=MID([.A81];1;[.B81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T4A4ZuM9WD8/STvCgI3VfVI/AAAAAAAAIWo/DciNZvmGPv0/IMG_3031.JPG</text:p>
          </table:table-cell>
          <table:table-cell table:formula="of:=SEARCH(&quot;/&quot;;[.A82];8)" office:value-type="float" office:value="21" calcext:value-type="float">
            <text:p>21</text:p>
          </table:table-cell>
          <table:table-cell table:formula="of:=MID([.A82];1;[.B82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5.ggpht.com/_T4A4ZuM9WD8/STvCq3USKiI/AAAAAAAAIXg/zbRKfQWjxyU/IMG_3040.JPG</text:p>
          </table:table-cell>
          <table:table-cell table:formula="of:=SEARCH(&quot;/&quot;;[.A83];8)" office:value-type="float" office:value="21" calcext:value-type="float">
            <text:p>21</text:p>
          </table:table-cell>
          <table:table-cell table:formula="of:=MID([.A83];1;[.B83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T4A4ZuM9WD8/STvCvdXdf2I/AAAAAAAAIX4/araYsN04JKg/IMG_3043.JPG</text:p>
          </table:table-cell>
          <table:table-cell table:formula="of:=SEARCH(&quot;/&quot;;[.A84];8)" office:value-type="float" office:value="21" calcext:value-type="float">
            <text:p>21</text:p>
          </table:table-cell>
          <table:table-cell table:formula="of:=MID([.A84];1;[.B84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T4A4ZuM9WD8/STvC0AhpItI/AAAAAAAAIYQ/iQQZb6Ua5gU/IMG_3046.JPG</text:p>
          </table:table-cell>
          <table:table-cell table:formula="of:=SEARCH(&quot;/&quot;;[.A85];8)" office:value-type="float" office:value="21" calcext:value-type="float">
            <text:p>21</text:p>
          </table:table-cell>
          <table:table-cell table:formula="of:=MID([.A85];1;[.B85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TvU00td9ZI/AAAAAAAAIzs/Tj-FGkUcZhg/s800/IMG_3337.JPG</text:p>
          </table:table-cell>
          <table:table-cell table:formula="of:=SEARCH(&quot;/&quot;;[.A86];8)" office:value-type="float" office:value="21" calcext:value-type="float">
            <text:p>21</text:p>
          </table:table-cell>
          <table:table-cell table:formula="of:=MID([.A86];1;[.B86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TvGK-QZcbI/AAAAAAAAIeg/HNYnFLFvbmM/s400/IMG_3103.JPG</text:p>
          </table:table-cell>
          <table:table-cell table:formula="of:=SEARCH(&quot;/&quot;;[.A87];8)" office:value-type="float" office:value="21" calcext:value-type="float">
            <text:p>21</text:p>
          </table:table-cell>
          <table:table-cell table:formula="of:=MID([.A87];1;[.B8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TvFRkg9ImI/AAAAAAAAIdY/S0yuxwc4o-o/s288/IMG_3094.JPG</text:p>
          </table:table-cell>
          <table:table-cell table:formula="of:=SEARCH(&quot;/&quot;;[.A88];8)" office:value-type="float" office:value="21" calcext:value-type="float">
            <text:p>21</text:p>
          </table:table-cell>
          <table:table-cell table:formula="of:=MID([.A88];1;[.B88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T4A4ZuM9WD8/STvMA8PKfLI/AAAAAAAAImg/2ilHFia5PHI/s288/IMG_3180.JPG</text:p>
          </table:table-cell>
          <table:table-cell table:formula="of:=SEARCH(&quot;/&quot;;[.A89];8)" office:value-type="float" office:value="21" calcext:value-type="float">
            <text:p>21</text:p>
          </table:table-cell>
          <table:table-cell table:formula="of:=MID([.A89];1;[.B89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T4A4ZuM9WD8/STvP3W3iu0I/AAAAAAAAIsk/yWIKl218cBQ/s288/IMG_3258.JPG</text:p>
          </table:table-cell>
          <table:table-cell table:formula="of:=SEARCH(&quot;/&quot;;[.A90];8)" office:value-type="float" office:value="21" calcext:value-type="float">
            <text:p>21</text:p>
          </table:table-cell>
          <table:table-cell table:formula="of:=MID([.A90];1;[.B90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_T4A4ZuM9WD8/STvRd-kflPI/AAAAAAAAIvM/VTnyZt3ciy8/s400/IMG_3295.JPG</text:p>
          </table:table-cell>
          <table:table-cell table:formula="of:=SEARCH(&quot;/&quot;;[.A91];8)" office:value-type="float" office:value="21" calcext:value-type="float">
            <text:p>21</text:p>
          </table:table-cell>
          <table:table-cell table:formula="of:=MID([.A91];1;[.B91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TvXrMoQH1I/AAAAAAAAI8I/RoLUrpVfB3o/IMG_3411.JPG</text:p>
          </table:table-cell>
          <table:table-cell table:formula="of:=SEARCH(&quot;/&quot;;[.A92];8)" office:value-type="float" office:value="21" calcext:value-type="float">
            <text:p>21</text:p>
          </table:table-cell>
          <table:table-cell table:formula="of:=MID([.A92];1;[.B92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TvW6vBnxLI/AAAAAAAAI4M/brsd3_P0egU/s512/IMG_3380.JPG</text:p>
          </table:table-cell>
          <table:table-cell table:formula="of:=SEARCH(&quot;/&quot;;[.A93];8)" office:value-type="float" office:value="21" calcext:value-type="float">
            <text:p>21</text:p>
          </table:table-cell>
          <table:table-cell table:formula="of:=MID([.A93];1;[.B93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T4A4ZuM9WD8/ST04rHrwozI/AAAAAAAAJKA/VxVmz16i6yk/IMG_3452.JPG</text:p>
          </table:table-cell>
          <table:table-cell table:formula="of:=SEARCH(&quot;/&quot;;[.A94];8)" office:value-type="float" office:value="21" calcext:value-type="float">
            <text:p>21</text:p>
          </table:table-cell>
          <table:table-cell table:formula="of:=MID([.A94];1;[.B94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T4A4ZuM9WD8/SUZXcPAPCBI/AAAAAAAAKSY/hHHXb5iB2ZI/s512/IMG_3714.JPG</text:p>
          </table:table-cell>
          <table:table-cell table:formula="of:=SEARCH(&quot;/&quot;;[.A95];8)" office:value-type="float" office:value="21" calcext:value-type="float">
            <text:p>21</text:p>
          </table:table-cell>
          <table:table-cell table:formula="of:=MID([.A95];1;[.B95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T4A4ZuM9WD8/SUZan0aosjI/AAAAAAAAKnE/GUrRyGZ4Pvw/s512/IMG_3887.JPG</text:p>
          </table:table-cell>
          <table:table-cell table:formula="of:=SEARCH(&quot;/&quot;;[.A96];8)" office:value-type="float" office:value="21" calcext:value-type="float">
            <text:p>21</text:p>
          </table:table-cell>
          <table:table-cell table:formula="of:=MID([.A96];1;[.B96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UZia2vS80I/AAAAAAAAK7I/e6TO3vGvXXM/s144/DSC09191.JPG</text:p>
          </table:table-cell>
          <table:table-cell table:formula="of:=SEARCH(&quot;/&quot;;[.A97];8)" office:value-type="float" office:value="21" calcext:value-type="float">
            <text:p>21</text:p>
          </table:table-cell>
          <table:table-cell table:formula="of:=MID([.A97];1;[.B9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_T4A4ZuM9WD8/SU41Fo6JmhI/AAAAAAAALME/tWCat4vA6fU/s512/IMG_4072.JPG</text:p>
          </table:table-cell>
          <table:table-cell table:formula="of:=SEARCH(&quot;/&quot;;[.A98];8)" office:value-type="float" office:value="21" calcext:value-type="float">
            <text:p>21</text:p>
          </table:table-cell>
          <table:table-cell table:formula="of:=MID([.A98];1;[.B98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T4A4ZuM9WD8/SU409Ss93gI/AAAAAAAALKU/LQBLg8p5-6A/s512/IMG_4058.JPG</text:p>
          </table:table-cell>
          <table:table-cell table:formula="of:=SEARCH(&quot;/&quot;;[.A99];8)" office:value-type="float" office:value="21" calcext:value-type="float">
            <text:p>21</text:p>
          </table:table-cell>
          <table:table-cell table:formula="of:=MID([.A99];1;[.B99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T4A4ZuM9WD8/SU41CuYJ96I/AAAAAAAALLU/mOfwHbbUABg/s512/IMG_4066.JPG</text:p>
          </table:table-cell>
          <table:table-cell table:formula="of:=SEARCH(&quot;/&quot;;[.A100];8)" office:value-type="float" office:value="21" calcext:value-type="float">
            <text:p>21</text:p>
          </table:table-cell>
          <table:table-cell table:formula="of:=MID([.A100];1;[.B100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3.ggpht.com/_T4A4ZuM9WD8/SU40_k0mVzI/AAAAAAAALK0/Q7SFnKLpH4s/s512/IMG_4062.JPG</text:p>
          </table:table-cell>
          <table:table-cell table:formula="of:=SEARCH(&quot;/&quot;;[.A101];8)" office:value-type="float" office:value="21" calcext:value-type="float">
            <text:p>21</text:p>
          </table:table-cell>
          <table:table-cell table:formula="of:=MID([.A101];1;[.B101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VY_eXW_DNI/AAAAAAAALxg/FEsqwWP93HQ/IMG_4385.jpg</text:p>
          </table:table-cell>
          <table:table-cell table:formula="of:=SEARCH(&quot;/&quot;;[.A102];8)" office:value-type="float" office:value="21" calcext:value-type="float">
            <text:p>21</text:p>
          </table:table-cell>
          <table:table-cell table:formula="of:=MID([.A102];1;[.B102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VZG5VhsTNE/AAAAAAAAMLY/SR0CwpFMMNg/s160-c/NepalSegUnErPapa.jpg</text:p>
          </table:table-cell>
          <table:table-cell table:formula="of:=SEARCH(&quot;/&quot;;[.A103];8)" office:value-type="float" office:value="21" calcext:value-type="float">
            <text:p>21</text:p>
          </table:table-cell>
          <table:table-cell table:formula="of:=MID([.A103];1;[.B103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_T4A4ZuM9WD8/SV7nJF_fV0I/AAAAAAAAM48/uAQSfc1F5RU/s512/DSC09362.JPG</text:p>
          </table:table-cell>
          <table:table-cell table:formula="of:=SEARCH(&quot;/&quot;;[.A104];8)" office:value-type="float" office:value="21" calcext:value-type="float">
            <text:p>21</text:p>
          </table:table-cell>
          <table:table-cell table:formula="of:=MID([.A104];1;[.B104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VY_QMzJ6MI/AAAAAAAALwo/_MDXYBw8eF4/IMG_4378.JPG</text:p>
          </table:table-cell>
          <table:table-cell table:formula="of:=SEARCH(&quot;/&quot;;[.A105];8)" office:value-type="float" office:value="21" calcext:value-type="float">
            <text:p>21</text:p>
          </table:table-cell>
          <table:table-cell table:formula="of:=MID([.A105];1;[.B105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VY-liKy74I/AAAAAAAALtI/KYl-TyNRET4/IMG_4346.JPG</text:p>
          </table:table-cell>
          <table:table-cell table:formula="of:=SEARCH(&quot;/&quot;;[.A106];8)" office:value-type="float" office:value="21" calcext:value-type="float">
            <text:p>21</text:p>
          </table:table-cell>
          <table:table-cell table:formula="of:=MID([.A106];1;[.B106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Vt1UUZm_oI/AAAAAAAAMck/rux28TL848M/s512/IMG_4601.JPG</text:p>
          </table:table-cell>
          <table:table-cell table:formula="of:=SEARCH(&quot;/&quot;;[.A107];8)" office:value-type="float" office:value="21" calcext:value-type="float">
            <text:p>21</text:p>
          </table:table-cell>
          <table:table-cell table:formula="of:=MID([.A107];1;[.B107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Vt4Vk1t3vI/AAAAAAAAMjg/JhIgGDibKFo/s512/IMG_4658.JPG</text:p>
          </table:table-cell>
          <table:table-cell table:formula="of:=SEARCH(&quot;/&quot;;[.A108];8)" office:value-type="float" office:value="21" calcext:value-type="float">
            <text:p>21</text:p>
          </table:table-cell>
          <table:table-cell table:formula="of:=MID([.A108];1;[.B108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_T4A4ZuM9WD8/SS2MlFXEmOI/AAAAAAAAFrE/sU7uQ88QGFM/IMG_1635.JPG</text:p>
          </table:table-cell>
          <table:table-cell table:formula="of:=SEARCH(&quot;/&quot;;[.A109];8)" office:value-type="float" office:value="21" calcext:value-type="float">
            <text:p>21</text:p>
          </table:table-cell>
          <table:table-cell table:formula="of:=MID([.A109];1;[.B109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WtZi0s5KFI/AAAAAAAAOHg/G-HxCvZJCGA/s512/IMG_5351.JPG</text:p>
          </table:table-cell>
          <table:table-cell table:formula="of:=SEARCH(&quot;/&quot;;[.A110];8)" office:value-type="float" office:value="21" calcext:value-type="float">
            <text:p>21</text:p>
          </table:table-cell>
          <table:table-cell table:formula="of:=MID([.A110];1;[.B110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W2PP374PmI/AAAAAAAAOkA/UVVcqn4EDAA/s512/DSC09503.JPG</text:p>
          </table:table-cell>
          <table:table-cell table:formula="of:=SEARCH(&quot;/&quot;;[.A111];8)" office:value-type="float" office:value="21" calcext:value-type="float">
            <text:p>21</text:p>
          </table:table-cell>
          <table:table-cell table:formula="of:=MID([.A111];1;[.B111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T4A4ZuM9WD8/SV7nx2rYuvI/AAAAAAAAM6U/gtSJAbi8Lz4/s512/DSC09210.JPG</text:p>
          </table:table-cell>
          <table:table-cell table:formula="of:=SEARCH(&quot;/&quot;;[.A112];8)" office:value-type="float" office:value="21" calcext:value-type="float">
            <text:p>21</text:p>
          </table:table-cell>
          <table:table-cell table:formula="of:=MID([.A112];1;[.B112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T4A4ZuM9WD8/SUZiJAn6fsI/AAAAAAAAK5s/IUFGxWJht5E/s400/DSC09182.JPG</text:p>
          </table:table-cell>
          <table:table-cell table:formula="of:=SEARCH(&quot;/&quot;;[.A113];8)" office:value-type="float" office:value="21" calcext:value-type="float">
            <text:p>21</text:p>
          </table:table-cell>
          <table:table-cell table:formula="of:=MID([.A113];1;[.B113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T4A4ZuM9WD8/SUZbT5Sg5rI/AAAAAAAAKrE/fZ_pLWCXoDw/s400/IMG_3967.JPG</text:p>
          </table:table-cell>
          <table:table-cell table:formula="of:=SEARCH(&quot;/&quot;;[.A114];8)" office:value-type="float" office:value="21" calcext:value-type="float">
            <text:p>21</text:p>
          </table:table-cell>
          <table:table-cell table:formula="of:=MID([.A114];1;[.B114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T4A4ZuM9WD8/SWzDgGOEX4I/AAAAAAAAOUs/e8j-l6AxmyE/s400/DSC09386.JPG</text:p>
          </table:table-cell>
          <table:table-cell table:formula="of:=SEARCH(&quot;/&quot;;[.A115];8)" office:value-type="float" office:value="21" calcext:value-type="float">
            <text:p>21</text:p>
          </table:table-cell>
          <table:table-cell table:formula="of:=MID([.A115];1;[.B115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T4A4ZuM9WD8/SVY_cWhHtmI/AAAAAAAALxY/ebFpqLOZn-M/s400/IMG_4384.jpg</text:p>
          </table:table-cell>
          <table:table-cell table:formula="of:=SEARCH(&quot;/&quot;;[.A116];8)" office:value-type="float" office:value="21" calcext:value-type="float">
            <text:p>21</text:p>
          </table:table-cell>
          <table:table-cell table:formula="of:=MID([.A116];1;[.B116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_T4A4ZuM9WD8/SYL1clYRvyI/AAAAAAAAO7k/7qChRx9Rt3Y/s400/DSC09511.JPG</text:p>
          </table:table-cell>
          <table:table-cell table:formula="of:=SEARCH(&quot;/&quot;;[.A117];8)" office:value-type="float" office:value="21" calcext:value-type="float">
            <text:p>21</text:p>
          </table:table-cell>
          <table:table-cell table:formula="of:=MID([.A117];1;[.B117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ZRHEznsRDI/AAAAAAAAP4I/HMmPiB93EsY/s800/IMG_5979.JPG</text:p>
          </table:table-cell>
          <table:table-cell table:formula="of:=SEARCH(&quot;/&quot;;[.A118];8)" office:value-type="float" office:value="21" calcext:value-type="float">
            <text:p>21</text:p>
          </table:table-cell>
          <table:table-cell table:formula="of:=MID([.A118];1;[.B118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ZRGlEOjkgE/AAAAAAAAQSY/aS8OKlYp3ms/s160-c/PateadaVuelta.jpg</text:p>
          </table:table-cell>
          <table:table-cell table:formula="of:=SEARCH(&quot;/&quot;;[.A119];8)" office:value-type="float" office:value="21" calcext:value-type="float">
            <text:p>21</text:p>
          </table:table-cell>
          <table:table-cell table:formula="of:=MID([.A119];1;[.B119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4.ggpht.com/_T4A4ZuM9WD8/SZQ8hWPjMDE/AAAAAAAAQR0/mmpbJxoKggA/s160-c/PateadaIDA.jpg</text:p>
          </table:table-cell>
          <table:table-cell table:formula="of:=SEARCH(&quot;/&quot;;[.A120];8)" office:value-type="float" office:value="21" calcext:value-type="float">
            <text:p>21</text:p>
          </table:table-cell>
          <table:table-cell table:formula="of:=MID([.A120];1;[.B120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_T4A4ZuM9WD8/SZRB1c_okUI/AAAAAAAAPVc/vuLz-CMyjME/s400/IMG_5687.JPG</text:p>
          </table:table-cell>
          <table:table-cell table:formula="of:=SEARCH(&quot;/&quot;;[.A121];8)" office:value-type="float" office:value="21" calcext:value-type="float">
            <text:p>21</text:p>
          </table:table-cell>
          <table:table-cell table:formula="of:=MID([.A121];1;[.B121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T4A4ZuM9WD8/SZRGCaiEODI/AAAAAAAAPvo/z41fu5I7W-Q/s400/IMG_5908.JPG</text:p>
          </table:table-cell>
          <table:table-cell table:formula="of:=SEARCH(&quot;/&quot;;[.A122];8)" office:value-type="float" office:value="21" calcext:value-type="float">
            <text:p>21</text:p>
          </table:table-cell>
          <table:table-cell table:formula="of:=MID([.A122];1;[.B122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ZRFwYrOZEI/AAAAAAAAPtg/mvPpTssa9T8/s800/IMG_5890.JPG</text:p>
          </table:table-cell>
          <table:table-cell table:formula="of:=SEARCH(&quot;/&quot;;[.A123];8)" office:value-type="float" office:value="21" calcext:value-type="float">
            <text:p>21</text:p>
          </table:table-cell>
          <table:table-cell table:formula="of:=MID([.A123];1;[.B123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ZQ-55nIyWI/AAAAAAAAPD8/Ue6cWh1sxk8/s400/IMG_5543.JPG</text:p>
          </table:table-cell>
          <table:table-cell table:formula="of:=SEARCH(&quot;/&quot;;[.A124];8)" office:value-type="float" office:value="21" calcext:value-type="float">
            <text:p>21</text:p>
          </table:table-cell>
          <table:table-cell table:formula="of:=MID([.A124];1;[.B124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ZRB2FJ0JuI/AAAAAAAAPVk/w1QrMDVRitU/s288/IMG_5688.JPG</text:p>
          </table:table-cell>
          <table:table-cell table:formula="of:=SEARCH(&quot;/&quot;;[.A125];8)" office:value-type="float" office:value="21" calcext:value-type="float">
            <text:p>21</text:p>
          </table:table-cell>
          <table:table-cell table:formula="of:=MID([.A125];1;[.B125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ZRC1400ZYI/AAAAAAAAPdA/IY-0ukLSyOY/s288/IMG_5750.JPG</text:p>
          </table:table-cell>
          <table:table-cell table:formula="of:=SEARCH(&quot;/&quot;;[.A126];8)" office:value-type="float" office:value="21" calcext:value-type="float">
            <text:p>21</text:p>
          </table:table-cell>
          <table:table-cell table:formula="of:=MID([.A126];1;[.B126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ZRFI170t2I/AAAAAAAAPos/ssq7w1YKwOQ/s400/IMG_5855.JPG</text:p>
          </table:table-cell>
          <table:table-cell table:formula="of:=SEARCH(&quot;/&quot;;[.A127];8)" office:value-type="float" office:value="21" calcext:value-type="float">
            <text:p>21</text:p>
          </table:table-cell>
          <table:table-cell table:formula="of:=MID([.A127];1;[.B12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ZRF4VBTOaI/AAAAAAAAPuo/SD6loQk8NZY/s400/IMG_5900.JPG</text:p>
          </table:table-cell>
          <table:table-cell table:formula="of:=SEARCH(&quot;/&quot;;[.A128];8)" office:value-type="float" office:value="21" calcext:value-type="float">
            <text:p>21</text:p>
          </table:table-cell>
          <table:table-cell table:formula="of:=MID([.A128];1;[.B128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ZRHcVKmePI/AAAAAAAAP6U/1tCk5xYhmtc/s288/IMG_5996.JPG</text:p>
          </table:table-cell>
          <table:table-cell table:formula="of:=SEARCH(&quot;/&quot;;[.A129];8)" office:value-type="float" office:value="21" calcext:value-type="float">
            <text:p>21</text:p>
          </table:table-cell>
          <table:table-cell table:formula="of:=MID([.A129];1;[.B129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ZRHr_kg-PI/AAAAAAAAP78/Se2d_WilKac/s288/IMG_6010.JPG</text:p>
          </table:table-cell>
          <table:table-cell table:formula="of:=SEARCH(&quot;/&quot;;[.A130];8)" office:value-type="float" office:value="21" calcext:value-type="float">
            <text:p>21</text:p>
          </table:table-cell>
          <table:table-cell table:formula="of:=MID([.A130];1;[.B130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_T4A4ZuM9WD8/SZRKqkI_mmI/AAAAAAAAQKc/RhQeD5gFN7c/s288/IMG_6142.JPG</text:p>
          </table:table-cell>
          <table:table-cell table:formula="of:=SEARCH(&quot;/&quot;;[.A131];8)" office:value-type="float" office:value="21" calcext:value-type="float">
            <text:p>21</text:p>
          </table:table-cell>
          <table:table-cell table:formula="of:=MID([.A131];1;[.B131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T4A4ZuM9WD8/SZRL3v3HjfI/AAAAAAAAQPo/fMwr0sncXxI/s288/IMG_6178.JPG</text:p>
          </table:table-cell>
          <table:table-cell table:formula="of:=SEARCH(&quot;/&quot;;[.A132];8)" office:value-type="float" office:value="21" calcext:value-type="float">
            <text:p>21</text:p>
          </table:table-cell>
          <table:table-cell table:formula="of:=MID([.A132];1;[.B132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ZRNnIBTwvI/AAAAAAAAQY0/v30zhM0CSC4/s400/IMG_6258.JPG</text:p>
          </table:table-cell>
          <table:table-cell table:formula="of:=SEARCH(&quot;/&quot;;[.A133];8)" office:value-type="float" office:value="21" calcext:value-type="float">
            <text:p>21</text:p>
          </table:table-cell>
          <table:table-cell table:formula="of:=MID([.A133];1;[.B133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aGBe0cwWaI/AAAAAAAARX8/WBaIySDj8EQ/s400/IMG_6315.JPG</text:p>
          </table:table-cell>
          <table:table-cell table:formula="of:=SEARCH(&quot;/&quot;;[.A134];8)" office:value-type="float" office:value="21" calcext:value-type="float">
            <text:p>21</text:p>
          </table:table-cell>
          <table:table-cell table:formula="of:=MID([.A134];1;[.B134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T4A4ZuM9WD8/SaGBz8mtPEI/AAAAAAAARac/TsdbfNtA6I8/s400/IMG_6343.JPG</text:p>
          </table:table-cell>
          <table:table-cell table:formula="of:=SEARCH(&quot;/&quot;;[.A135];8)" office:value-type="float" office:value="21" calcext:value-type="float">
            <text:p>21</text:p>
          </table:table-cell>
          <table:table-cell table:formula="of:=MID([.A135];1;[.B135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aAwyEyDwVI/AAAAAAAARBw/7bOm8Q1uICI/s400/DSC09622.JPG</text:p>
          </table:table-cell>
          <table:table-cell table:formula="of:=SEARCH(&quot;/&quot;;[.A136];8)" office:value-type="float" office:value="21" calcext:value-type="float">
            <text:p>21</text:p>
          </table:table-cell>
          <table:table-cell table:formula="of:=MID([.A136];1;[.B136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aAw8dqeIuI/AAAAAAAARDI/aYD-L6sGdf0/s288/DSC09633.JPG</text:p>
          </table:table-cell>
          <table:table-cell table:formula="of:=SEARCH(&quot;/&quot;;[.A137];8)" office:value-type="float" office:value="21" calcext:value-type="float">
            <text:p>21</text:p>
          </table:table-cell>
          <table:table-cell table:formula="of:=MID([.A137];1;[.B13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T4A4ZuM9WD8/SaAw_qmeS7I/AAAAAAAARDw/gyvcrFt8nE0/s288/DSC09638.JPG</text:p>
          </table:table-cell>
          <table:table-cell table:formula="of:=SEARCH(&quot;/&quot;;[.A138];8)" office:value-type="float" office:value="21" calcext:value-type="float">
            <text:p>21</text:p>
          </table:table-cell>
          <table:table-cell table:formula="of:=MID([.A138];1;[.B138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aAxFaruT0I/AAAAAAAAREw/6ZPBk6oY7og/s400/DSC09646.JPG</text:p>
          </table:table-cell>
          <table:table-cell table:formula="of:=SEARCH(&quot;/&quot;;[.A139];8)" office:value-type="float" office:value="21" calcext:value-type="float">
            <text:p>21</text:p>
          </table:table-cell>
          <table:table-cell table:formula="of:=MID([.A139];1;[.B139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_T4A4ZuM9WD8/SaGB6R4fxpI/AAAAAAAARb0/Rin5TygLp2s/s400/IMG_6449.JPG</text:p>
          </table:table-cell>
          <table:table-cell table:formula="of:=SEARCH(&quot;/&quot;;[.A140];8)" office:value-type="float" office:value="21" calcext:value-type="float">
            <text:p>21</text:p>
          </table:table-cell>
          <table:table-cell table:formula="of:=MID([.A140];1;[.B140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T4A4ZuM9WD8/SaAWewCZQ9I/AAAAAAAAQ3U/0PxqjaVJdXQ/s400/IMG_6385.JPG</text:p>
          </table:table-cell>
          <table:table-cell table:formula="of:=SEARCH(&quot;/&quot;;[.A141];8)" office:value-type="float" office:value="21" calcext:value-type="float">
            <text:p>21</text:p>
          </table:table-cell>
          <table:table-cell table:formula="of:=MID([.A141];1;[.B141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T4A4ZuM9WD8/SaqWNhGaoTI/AAAAAAAARvA/NoAMWxdhS-4/s288/DSC09652.JPG</text:p>
          </table:table-cell>
          <table:table-cell table:formula="of:=SEARCH(&quot;/&quot;;[.A142];8)" office:value-type="float" office:value="21" calcext:value-type="float">
            <text:p>21</text:p>
          </table:table-cell>
          <table:table-cell table:formula="of:=MID([.A142];1;[.B142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aqXukVSVCI/AAAAAAAARvk/Ff2-4vwnCBA/s288/DSC09656.JPG</text:p>
          </table:table-cell>
          <table:table-cell table:formula="of:=SEARCH(&quot;/&quot;;[.A143];8)" office:value-type="float" office:value="21" calcext:value-type="float">
            <text:p>21</text:p>
          </table:table-cell>
          <table:table-cell table:formula="of:=MID([.A143];1;[.B143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aqYB1rVW7I/AAAAAAAARyE/fJUlNe94owM/s288/IMG_6524.JPG</text:p>
          </table:table-cell>
          <table:table-cell table:formula="of:=SEARCH(&quot;/&quot;;[.A144];8)" office:value-type="float" office:value="21" calcext:value-type="float">
            <text:p>21</text:p>
          </table:table-cell>
          <table:table-cell table:formula="of:=MID([.A144];1;[.B144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T4A4ZuM9WD8/SaqYbzFXt7I/AAAAAAAAR0Y/IRP9qL4i2ck/s400/IMG_6537.JPG</text:p>
          </table:table-cell>
          <table:table-cell table:formula="of:=SEARCH(&quot;/&quot;;[.A145];8)" office:value-type="float" office:value="21" calcext:value-type="float">
            <text:p>21</text:p>
          </table:table-cell>
          <table:table-cell table:formula="of:=MID([.A145];1;[.B145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T4A4ZuM9WD8/SaqYj89obNI/AAAAAAAAR1Q/OHo3VYywrTg/s288/IMG_6545.JPG</text:p>
          </table:table-cell>
          <table:table-cell table:formula="of:=SEARCH(&quot;/&quot;;[.A146];8)" office:value-type="float" office:value="21" calcext:value-type="float">
            <text:p>21</text:p>
          </table:table-cell>
          <table:table-cell table:formula="of:=MID([.A146];1;[.B146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T4A4ZuM9WD8/SaqZS7SG-PI/AAAAAAAAR5s/zndqDC0iIls/s288/IMG_6580.JPG</text:p>
          </table:table-cell>
          <table:table-cell table:formula="of:=SEARCH(&quot;/&quot;;[.A147];8)" office:value-type="float" office:value="21" calcext:value-type="float">
            <text:p>21</text:p>
          </table:table-cell>
          <table:table-cell table:formula="of:=MID([.A147];1;[.B14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4J04oTPkQoI/Sa4LbvRbcNI/AAAAAAAAAkc/EVBnrZHLvMI/s288/DSC00011.JPG</text:p>
          </table:table-cell>
          <table:table-cell table:formula="of:=SEARCH(&quot;/&quot;;[.A148];8)" office:value-type="float" office:value="21" calcext:value-type="float">
            <text:p>21</text:p>
          </table:table-cell>
          <table:table-cell table:formula="of:=MID([.A148];1;[.B148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4J04oTPkQoI/Sa4ObBqQOOI/AAAAAAAAAuQ/kAYWnCYicOc/s288/IMG_6702.JPG</text:p>
          </table:table-cell>
          <table:table-cell table:formula="of:=SEARCH(&quot;/&quot;;[.A149];8)" office:value-type="float" office:value="21" calcext:value-type="float">
            <text:p>21</text:p>
          </table:table-cell>
          <table:table-cell table:formula="of:=MID([.A149];1;[.B149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_4J04oTPkQoI/Sa4OyogxslI/AAAAAAAAAvI/Tef5APit-p4/s288/IMG_6709.JPG</text:p>
          </table:table-cell>
          <table:table-cell table:formula="of:=SEARCH(&quot;/&quot;;[.A150];8)" office:value-type="float" office:value="21" calcext:value-type="float">
            <text:p>21</text:p>
          </table:table-cell>
          <table:table-cell table:formula="of:=MID([.A150];1;[.B150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T4A4ZuM9WD8/SaqZONWSGaI/AAAAAAAAR5E/c3EyNN77k80/s288/IMG_6575.JPG</text:p>
          </table:table-cell>
          <table:table-cell table:formula="of:=SEARCH(&quot;/&quot;;[.A151];8)" office:value-type="float" office:value="21" calcext:value-type="float">
            <text:p>21</text:p>
          </table:table-cell>
          <table:table-cell table:formula="of:=MID([.A151];1;[.B151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4J04oTPkQoI/Sbh5HFvPtyI/AAAAAAAABfU/TUDJwaIGoSA/s400/DSC00087.JPG</text:p>
          </table:table-cell>
          <table:table-cell table:formula="of:=SEARCH(&quot;/&quot;;[.A152];8)" office:value-type="float" office:value="21" calcext:value-type="float">
            <text:p>21</text:p>
          </table:table-cell>
          <table:table-cell table:formula="of:=MID([.A152];1;[.B152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4J04oTPkQoI/SbDMY4ZAZbI/AAAAAAAABMI/pDhPaAIDvA8/s288/IMG_6907.JPG</text:p>
          </table:table-cell>
          <table:table-cell table:formula="of:=SEARCH(&quot;/&quot;;[.A153];8)" office:value-type="float" office:value="21" calcext:value-type="float">
            <text:p>21</text:p>
          </table:table-cell>
          <table:table-cell table:formula="of:=MID([.A153];1;[.B153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T4A4ZuM9WD8/SaqYKtmXbJI/AAAAAAAARzE/JNxek9wrxIQ/s288/IMG_6535.JPG</text:p>
          </table:table-cell>
          <table:table-cell table:formula="of:=SEARCH(&quot;/&quot;;[.A154];8)" office:value-type="float" office:value="21" calcext:value-type="float">
            <text:p>21</text:p>
          </table:table-cell>
          <table:table-cell table:formula="of:=MID([.A154];1;[.B154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_T4A4ZuM9WD8/SaFjYIH8VxI/AAAAAAAARJo/n8_I4ct8C38/s288/IMG_6478.JPG</text:p>
          </table:table-cell>
          <table:table-cell table:formula="of:=SEARCH(&quot;/&quot;;[.A155];8)" office:value-type="float" office:value="21" calcext:value-type="float">
            <text:p>21</text:p>
          </table:table-cell>
          <table:table-cell table:formula="of:=MID([.A155];1;[.B155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3.ggpht.com/_4J04oTPkQoI/SbjimpYUiRI/AAAAAAAABiU/7sXdE07RrH4/s800/DSC00065.JPG</text:p>
          </table:table-cell>
          <table:table-cell table:formula="of:=SEARCH(&quot;/&quot;;[.A156];8)" office:value-type="float" office:value="21" calcext:value-type="float">
            <text:p>21</text:p>
          </table:table-cell>
          <table:table-cell table:formula="of:=MID([.A156];1;[.B156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4J04oTPkQoI/ScKBcfKjwzI/AAAAAAAAClo/s35ZzxRl77Y/s400/IMG_7173.JPG</text:p>
          </table:table-cell>
          <table:table-cell table:formula="of:=SEARCH(&quot;/&quot;;[.A157];8)" office:value-type="float" office:value="21" calcext:value-type="float">
            <text:p>21</text:p>
          </table:table-cell>
          <table:table-cell table:formula="of:=MID([.A157];1;[.B157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4J04oTPkQoI/SbSlVz5RyMI/AAAAAAAABTI/GqXzKL2indw/s288/IMG_6957.JPG</text:p>
          </table:table-cell>
          <table:table-cell table:formula="of:=SEARCH(&quot;/&quot;;[.A158];8)" office:value-type="float" office:value="21" calcext:value-type="float">
            <text:p>21</text:p>
          </table:table-cell>
          <table:table-cell table:formula="of:=MID([.A158];1;[.B158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4J04oTPkQoI/SbpOpd145bI/AAAAAAAACGw/Xe1x1I7k8ok/s288/DSC00167.JPG</text:p>
          </table:table-cell>
          <table:table-cell table:formula="of:=SEARCH(&quot;/&quot;;[.A159];8)" office:value-type="float" office:value="21" calcext:value-type="float">
            <text:p>21</text:p>
          </table:table-cell>
          <table:table-cell table:formula="of:=MID([.A159];1;[.B159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4J04oTPkQoI/SbSk13_Bm9I/AAAAAAAABQM/5s4OhwTAMUo/s288/IMG_6931.JPG</text:p>
          </table:table-cell>
          <table:table-cell table:formula="of:=SEARCH(&quot;/&quot;;[.A160];8)" office:value-type="float" office:value="21" calcext:value-type="float">
            <text:p>21</text:p>
          </table:table-cell>
          <table:table-cell table:formula="of:=MID([.A160];1;[.B160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4J04oTPkQoI/ScKA5WiKf1I/AAAAAAAACik/zqCVzP_Sr8o/s400/DSC00175.JPG</text:p>
          </table:table-cell>
          <table:table-cell table:formula="of:=SEARCH(&quot;/&quot;;[.A161];8)" office:value-type="float" office:value="21" calcext:value-type="float">
            <text:p>21</text:p>
          </table:table-cell>
          <table:table-cell table:formula="of:=MID([.A161];1;[.B161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4J04oTPkQoI/SdTdfB7VXlI/AAAAAAAAEXE/ZAo4jqHTR48/s400/DSC00465.JPG</text:p>
          </table:table-cell>
          <table:table-cell table:formula="of:=SEARCH(&quot;/&quot;;[.A162];8)" office:value-type="float" office:value="21" calcext:value-type="float">
            <text:p>21</text:p>
          </table:table-cell>
          <table:table-cell table:formula="of:=MID([.A162];1;[.B162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3.ggpht.com/_4J04oTPkQoI/SdTdbjPINrI/AAAAAAAAEWk/8PFzemIIH3s/s400/DSC00432.JPG</text:p>
          </table:table-cell>
          <table:table-cell table:formula="of:=SEARCH(&quot;/&quot;;[.A163];8)" office:value-type="float" office:value="21" calcext:value-type="float">
            <text:p>21</text:p>
          </table:table-cell>
          <table:table-cell table:formula="of:=MID([.A163];1;[.B163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6.ggpht.com/_4J04oTPkQoI/SdTd6_lyKEI/AAAAAAAAEXQ/Si9gYqJLnh0/s400/DSC00433.JPG</text:p>
          </table:table-cell>
          <table:table-cell table:formula="of:=SEARCH(&quot;/&quot;;[.A164];8)" office:value-type="float" office:value="21" calcext:value-type="float">
            <text:p>21</text:p>
          </table:table-cell>
          <table:table-cell table:formula="of:=MID([.A164];1;[.B164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4J04oTPkQoI/Sdo4YvFxnSI/AAAAAAAAEe4/K25RcGyg_Og/IMG_7740.JPG</text:p>
          </table:table-cell>
          <table:table-cell table:formula="of:=SEARCH(&quot;/&quot;;[.A165];8)" office:value-type="float" office:value="21" calcext:value-type="float">
            <text:p>21</text:p>
          </table:table-cell>
          <table:table-cell table:formula="of:=MID([.A165];1;[.B165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4J04oTPkQoI/Sdo4zEq-zMI/AAAAAAAAEiI/LtF_2Jl7lIo/s288/IMG_7767.JPG</text:p>
          </table:table-cell>
          <table:table-cell table:formula="of:=SEARCH(&quot;/&quot;;[.A166];8)" office:value-type="float" office:value="21" calcext:value-type="float">
            <text:p>21</text:p>
          </table:table-cell>
          <table:table-cell table:formula="of:=MID([.A166];1;[.B166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4J04oTPkQoI/Sdo4PTRABmI/AAAAAAAAEdk/GYD-nEbnHYs/s288/IMG_7729.JPG</text:p>
          </table:table-cell>
          <table:table-cell table:formula="of:=SEARCH(&quot;/&quot;;[.A167];8)" office:value-type="float" office:value="21" calcext:value-type="float">
            <text:p>21</text:p>
          </table:table-cell>
          <table:table-cell table:formula="of:=MID([.A167];1;[.B16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4J04oTPkQoI/Sd1FMSrSjhI/AAAAAAAAEn0/IYONnppsKVk/s400/IMG_7796.JPG</text:p>
          </table:table-cell>
          <table:table-cell table:formula="of:=SEARCH(&quot;/&quot;;[.A168];8)" office:value-type="float" office:value="21" calcext:value-type="float">
            <text:p>21</text:p>
          </table:table-cell>
          <table:table-cell table:formula="of:=MID([.A168];1;[.B168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4J04oTPkQoI/SenoTp448PI/AAAAAAAAE_E/DfH6BTzEw4M/s400/IMG_7990.JPG</text:p>
          </table:table-cell>
          <table:table-cell table:formula="of:=SEARCH(&quot;/&quot;;[.A169];8)" office:value-type="float" office:value="21" calcext:value-type="float">
            <text:p>21</text:p>
          </table:table-cell>
          <table:table-cell table:formula="of:=MID([.A169];1;[.B169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4J04oTPkQoI/Senq1qgRr_I/AAAAAAAAFOs/kyDZdxRPcGw/s400/IMG_8119.JPG</text:p>
          </table:table-cell>
          <table:table-cell table:formula="of:=SEARCH(&quot;/&quot;;[.A170];8)" office:value-type="float" office:value="21" calcext:value-type="float">
            <text:p>21</text:p>
          </table:table-cell>
          <table:table-cell table:formula="of:=MID([.A170];1;[.B170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5.ggpht.com/_4J04oTPkQoI/SensooZlUvI/AAAAAAAAFXc/XlAyDePnd9o/s400/IMG_8198.JPG</text:p>
          </table:table-cell>
          <table:table-cell table:formula="of:=SEARCH(&quot;/&quot;;[.A171];8)" office:value-type="float" office:value="21" calcext:value-type="float">
            <text:p>21</text:p>
          </table:table-cell>
          <table:table-cell table:formula="of:=MID([.A171];1;[.B171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5.ggpht.com/_4J04oTPkQoI/SdTeVo_uMUI/AAAAAAAAEZQ/vbF_UsS3gAk/s800/DSC00449.JPG</text:p>
          </table:table-cell>
          <table:table-cell table:formula="of:=SEARCH(&quot;/&quot;;[.A172];8)" office:value-type="float" office:value="21" calcext:value-type="float">
            <text:p>21</text:p>
          </table:table-cell>
          <table:table-cell table:formula="of:=MID([.A172];1;[.B172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5.ggpht.com/_4J04oTPkQoI/SfWvGOfHrTI/AAAAAAAAG1s/88y9gKyk_uc/s400/DSC00640.JPG</text:p>
          </table:table-cell>
          <table:table-cell table:formula="of:=SEARCH(&quot;/&quot;;[.A173];8)" office:value-type="float" office:value="21" calcext:value-type="float">
            <text:p>21</text:p>
          </table:table-cell>
          <table:table-cell table:formula="of:=MID([.A173];1;[.B173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4J04oTPkQoI/SfWvv93OZzI/AAAAAAAAG2U/N8tS7-aENvg/s400/DSC00645.JPG</text:p>
          </table:table-cell>
          <table:table-cell table:formula="of:=SEARCH(&quot;/&quot;;[.A174];8)" office:value-type="float" office:value="21" calcext:value-type="float">
            <text:p>21</text:p>
          </table:table-cell>
          <table:table-cell table:formula="of:=MID([.A174];1;[.B174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4J04oTPkQoI/Sffz9ncxRaI/AAAAAAAAHqI/4pimw6jbhLs/s800/IMG_8889.JPG</text:p>
          </table:table-cell>
          <table:table-cell table:formula="of:=SEARCH(&quot;/&quot;;[.A175];8)" office:value-type="float" office:value="21" calcext:value-type="float">
            <text:p>21</text:p>
          </table:table-cell>
          <table:table-cell table:formula="of:=MID([.A175];1;[.B175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4J04oTPkQoI/Sgg9VUKTJGI/AAAAAAAAIbg/NirEP3UH7BI/s400/DSCF0447.JPG</text:p>
          </table:table-cell>
          <table:table-cell table:formula="of:=SEARCH(&quot;/&quot;;[.A176];8)" office:value-type="float" office:value="21" calcext:value-type="float">
            <text:p>21</text:p>
          </table:table-cell>
          <table:table-cell table:formula="of:=MID([.A176];1;[.B176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4J04oTPkQoI/SfWzmsoWhwI/AAAAAAAAG7Y/Mn_HWMeADzo/s400/DSC00541.JPG</text:p>
          </table:table-cell>
          <table:table-cell table:formula="of:=SEARCH(&quot;/&quot;;[.A177];8)" office:value-type="float" office:value="21" calcext:value-type="float">
            <text:p>21</text:p>
          </table:table-cell>
          <table:table-cell table:formula="of:=MID([.A177];1;[.B177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4J04oTPkQoI/SenxogGho4I/AAAAAAAAF2I/2BpHHnSU_-I/s400/IMG_8428.JPG</text:p>
          </table:table-cell>
          <table:table-cell table:formula="of:=SEARCH(&quot;/&quot;;[.A178];8)" office:value-type="float" office:value="21" calcext:value-type="float">
            <text:p>21</text:p>
          </table:table-cell>
          <table:table-cell table:formula="of:=MID([.A178];1;[.B178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5.ggpht.com/_4J04oTPkQoI/Sen0GDGzLVI/AAAAAAAAGEA/RHxK5qYXgYg/s800/IMG_8550.JPG</text:p>
          </table:table-cell>
          <table:table-cell table:formula="of:=SEARCH(&quot;/&quot;;[.A179];8)" office:value-type="float" office:value="21" calcext:value-type="float">
            <text:p>21</text:p>
          </table:table-cell>
          <table:table-cell table:formula="of:=MID([.A179];1;[.B179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6.ggpht.com/_4J04oTPkQoI/SfVBP8cVvnI/AAAAAAAAGoY/zM9ooX5uwiM/s400/IMG_8835.JPG</text:p>
          </table:table-cell>
          <table:table-cell table:formula="of:=SEARCH(&quot;/&quot;;[.A180];8)" office:value-type="float" office:value="21" calcext:value-type="float">
            <text:p>21</text:p>
          </table:table-cell>
          <table:table-cell table:formula="of:=MID([.A180];1;[.B180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5.ggpht.com/_4J04oTPkQoI/SfWv4YnGjaI/AAAAAAAAG2c/yFP7m5LBG3s/s800/DSC00646.JPG</text:p>
          </table:table-cell>
          <table:table-cell table:formula="of:=SEARCH(&quot;/&quot;;[.A181];8)" office:value-type="float" office:value="21" calcext:value-type="float">
            <text:p>21</text:p>
          </table:table-cell>
          <table:table-cell table:formula="of:=MID([.A181];1;[.B181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4J04oTPkQoI/SfWugvyoNLI/AAAAAAAAG1U/WcxrpcwVvio/s400/IMG_8959.JPG</text:p>
          </table:table-cell>
          <table:table-cell table:formula="of:=SEARCH(&quot;/&quot;;[.A182];8)" office:value-type="float" office:value="21" calcext:value-type="float">
            <text:p>21</text:p>
          </table:table-cell>
          <table:table-cell table:formula="of:=MID([.A182];1;[.B182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5.ggpht.com/_4J04oTPkQoI/Sgzc52M9zwI/AAAAAAAAIoM/VrHO7aQcmnQ/s400/IMG_8976.JPG</text:p>
          </table:table-cell>
          <table:table-cell table:formula="of:=SEARCH(&quot;/&quot;;[.A183];8)" office:value-type="float" office:value="21" calcext:value-type="float">
            <text:p>21</text:p>
          </table:table-cell>
          <table:table-cell table:formula="of:=MID([.A183];1;[.B183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4J04oTPkQoI/Sg72klSOXUI/AAAAAAAAI0k/xSYrknxedNk/s400/IMG_9046.JPG</text:p>
          </table:table-cell>
          <table:table-cell table:formula="of:=SEARCH(&quot;/&quot;;[.A184];8)" office:value-type="float" office:value="21" calcext:value-type="float">
            <text:p>21</text:p>
          </table:table-cell>
          <table:table-cell table:formula="of:=MID([.A184];1;[.B184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www.paradelmundoquenosbajamos.com/wp-content/uploads/2009/06/tetas-nocturnas-300x17.jpg</text:p>
          </table:table-cell>
          <table:table-cell table:formula="of:=SEARCH(&quot;/&quot;;[.A185];8)" office:value-type="float" office:value="41" calcext:value-type="float">
            <text:p>41</text:p>
          </table:table-cell>
          <table:table-cell table:formula="of:=MID([.A185];1;[.B185])" office:value-type="string" office:string-value="http://www.paradelmundoquenosbajamos.com/" calcext:value-type="string">
            <text:p>http://www.paradelmundoquenosbajamos.com/</text:p>
          </table:table-cell>
        </table:table-row>
        <table:table-row table:style-name="ro1">
          <table:table-cell office:value-type="string" calcext:value-type="string">
            <text:p>http://lh3.ggpht.com/_4J04oTPkQoI/Sj6G3HE0_sI/AAAAAAAAJSk/_Ju8Tqww_cE/s400/IMG_9887.JPG</text:p>
          </table:table-cell>
          <table:table-cell table:formula="of:=SEARCH(&quot;/&quot;;[.A186];8)" office:value-type="float" office:value="21" calcext:value-type="float">
            <text:p>21</text:p>
          </table:table-cell>
          <table:table-cell table:formula="of:=MID([.A186];1;[.B186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4.ggpht.com/_4J04oTPkQoI/Sk1ByrhgqRI/AAAAAAAAKHg/rSz-R1lme_I/s400/IMG_0632.JPG</text:p>
          </table:table-cell>
          <table:table-cell table:formula="of:=SEARCH(&quot;/&quot;;[.A187];8)" office:value-type="float" office:value="21" calcext:value-type="float">
            <text:p>21</text:p>
          </table:table-cell>
          <table:table-cell table:formula="of:=MID([.A187];1;[.B187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_4J04oTPkQoI/Sk1DXkvyYhI/AAAAAAAAKQI/I1-aXMvwkxs/s288/IMG_0791.JPG</text:p>
          </table:table-cell>
          <table:table-cell table:formula="of:=SEARCH(&quot;/&quot;;[.A188];8)" office:value-type="float" office:value="21" calcext:value-type="float">
            <text:p>21</text:p>
          </table:table-cell>
          <table:table-cell table:formula="of:=MID([.A188];1;[.B188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6.ggpht.com/_4J04oTPkQoI/SlpUfNXjHII/AAAAAAAAPzM/yAZu1oq-swg/s800/IMG_0959.JPG</text:p>
          </table:table-cell>
          <table:table-cell table:formula="of:=SEARCH(&quot;/&quot;;[.A189];8)" office:value-type="float" office:value="21" calcext:value-type="float">
            <text:p>21</text:p>
          </table:table-cell>
          <table:table-cell table:formula="of:=MID([.A189];1;[.B189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3.ggpht.com/_4J04oTPkQoI/SlpVWj6mWNI/AAAAAAAAP2U/NbfuUryUofg/s288/DSC00718.JPG</text:p>
          </table:table-cell>
          <table:table-cell table:formula="of:=SEARCH(&quot;/&quot;;[.A190];8)" office:value-type="float" office:value="21" calcext:value-type="float">
            <text:p>21</text:p>
          </table:table-cell>
          <table:table-cell table:formula="of:=MID([.A190];1;[.B190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4J04oTPkQoI/SlpViNNe5FI/AAAAAAAAP20/4ui0Lc5iGBI/s288/IMG_1016.JPG</text:p>
          </table:table-cell>
          <table:table-cell table:formula="of:=SEARCH(&quot;/&quot;;[.A191];8)" office:value-type="float" office:value="21" calcext:value-type="float">
            <text:p>21</text:p>
          </table:table-cell>
          <table:table-cell table:formula="of:=MID([.A191];1;[.B191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4J04oTPkQoI/SlpVR7691VI/AAAAAAAAP18/UQpwIixB2Z4/s400/IMG_1004.JPG</text:p>
          </table:table-cell>
          <table:table-cell table:formula="of:=SEARCH(&quot;/&quot;;[.A192];8)" office:value-type="float" office:value="21" calcext:value-type="float">
            <text:p>21</text:p>
          </table:table-cell>
          <table:table-cell table:formula="of:=MID([.A192];1;[.B192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4.ggpht.com/_4J04oTPkQoI/SlpV1ml3DCI/AAAAAAAAP34/Jk6PDtxSAv4/s800/IMG_1034.JPG</text:p>
          </table:table-cell>
          <table:table-cell table:formula="of:=SEARCH(&quot;/&quot;;[.A193];8)" office:value-type="float" office:value="21" calcext:value-type="float">
            <text:p>21</text:p>
          </table:table-cell>
          <table:table-cell table:formula="of:=MID([.A193];1;[.B193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6.ggpht.com/_4J04oTPkQoI/SlpWE5L037I/AAAAAAAAP48/bB0tYTbYyJY/s288/IMG_1053.JPG</text:p>
          </table:table-cell>
          <table:table-cell table:formula="of:=SEARCH(&quot;/&quot;;[.A194];8)" office:value-type="float" office:value="21" calcext:value-type="float">
            <text:p>21</text:p>
          </table:table-cell>
          <table:table-cell table:formula="of:=MID([.A194];1;[.B194])" office:value-type="string" office:string-value="http://lh6.ggpht.com/" calcext:value-type="string">
            <text:p>http://lh6.ggpht.com/</text:p>
          </table:table-cell>
        </table:table-row>
        <table:table-row table:style-name="ro1">
          <table:table-cell office:value-type="string" calcext:value-type="string">
            <text:p>http://lh4.ggpht.com/_4J04oTPkQoI/SlpWp_teJeI/AAAAAAAAP7k/Stp-KkSC90E/s288/IMG_1114.JPG</text:p>
          </table:table-cell>
          <table:table-cell table:formula="of:=SEARCH(&quot;/&quot;;[.A195];8)" office:value-type="float" office:value="21" calcext:value-type="float">
            <text:p>21</text:p>
          </table:table-cell>
          <table:table-cell table:formula="of:=MID([.A195];1;[.B195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4.ggpht.com/_4J04oTPkQoI/SlpX5WA048I/AAAAAAAAQBI/gAQlRANQetQ/s400/IMG_1271.JPG</text:p>
          </table:table-cell>
          <table:table-cell table:formula="of:=SEARCH(&quot;/&quot;;[.A196];8)" office:value-type="float" office:value="21" calcext:value-type="float">
            <text:p>21</text:p>
          </table:table-cell>
          <table:table-cell table:formula="of:=MID([.A196];1;[.B196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4J04oTPkQoI/SltZKaHmORI/AAAAAAAARzg/Kg0eaTOLy-g/s800/IMG_1304.JPG</text:p>
          </table:table-cell>
          <table:table-cell table:formula="of:=SEARCH(&quot;/&quot;;[.A197];8)" office:value-type="float" office:value="21" calcext:value-type="float">
            <text:p>21</text:p>
          </table:table-cell>
          <table:table-cell table:formula="of:=MID([.A197];1;[.B197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4J04oTPkQoI/ScKWF6CvaqI/AAAAAAAACow/CUF_Ol993k8/s800/DSC00216.JPG</text:p>
          </table:table-cell>
          <table:table-cell table:formula="of:=SEARCH(&quot;/&quot;;[.A198];8)" office:value-type="float" office:value="21" calcext:value-type="float">
            <text:p>21</text:p>
          </table:table-cell>
          <table:table-cell table:formula="of:=MID([.A198];1;[.B198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4.ggpht.com/_T4A4ZuM9WD8/Susu9RRP8yI/AAAAAAAAadI/VtvEbCqZJXY/s800/TranviaHDR.jpg</text:p>
          </table:table-cell>
          <table:table-cell table:formula="of:=SEARCH(&quot;/&quot;;[.A199];8)" office:value-type="float" office:value="21" calcext:value-type="float">
            <text:p>21</text:p>
          </table:table-cell>
          <table:table-cell table:formula="of:=MID([.A199];1;[.B199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uYCPKZkvDI/AAAAAAAAakw/vv0hBpZa4-o/s400/img_2024.jpg</text:p>
          </table:table-cell>
          <table:table-cell table:formula="of:=SEARCH(&quot;/&quot;;[.A200];8)" office:value-type="float" office:value="21" calcext:value-type="float">
            <text:p>21</text:p>
          </table:table-cell>
          <table:table-cell table:formula="of:=MID([.A200];1;[.B200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4.ggpht.com/_T4A4ZuM9WD8/SyubWL_E9TI/AAAAAAAAauo/aoSohUU4qzo/s800/salon.jpg</text:p>
          </table:table-cell>
          <table:table-cell table:formula="of:=SEARCH(&quot;/&quot;;[.A201];8)" office:value-type="float" office:value="21" calcext:value-type="float">
            <text:p>21</text:p>
          </table:table-cell>
          <table:table-cell table:formula="of:=MID([.A201];1;[.B201])" office:value-type="string" office:string-value="http://lh4.ggpht.com/" calcext:value-type="string">
            <text:p>http://lh4.ggpht.com/</text:p>
          </table:table-cell>
        </table:table-row>
        <table:table-row table:style-name="ro1">
          <table:table-cell office:value-type="string" calcext:value-type="string">
            <text:p>http://lh3.ggpht.com/_T4A4ZuM9WD8/Syube4ooVxI/AAAAAAAAauw/9r9KavnuZRk/s400/DSC00776.JPG</text:p>
          </table:table-cell>
          <table:table-cell table:formula="of:=SEARCH(&quot;/&quot;;[.A202];8)" office:value-type="float" office:value="21" calcext:value-type="float">
            <text:p>21</text:p>
          </table:table-cell>
          <table:table-cell table:formula="of:=MID([.A202];1;[.B202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5.ggpht.com/_T4A4ZuM9WD8/S5QMs9Dxg6I/AAAAAAAAaxo/_DKa4jRbE8c/s400/IMG_2509.jpg</text:p>
          </table:table-cell>
          <table:table-cell table:formula="of:=SEARCH(&quot;/&quot;;[.A203];8)" office:value-type="float" office:value="21" calcext:value-type="float">
            <text:p>21</text:p>
          </table:table-cell>
          <table:table-cell table:formula="of:=MID([.A203];1;[.B203])" office:value-type="string" office:string-value="http://lh5.ggpht.com/" calcext:value-type="string">
            <text:p>http://lh5.ggpht.com/</text:p>
          </table:table-cell>
        </table:table-row>
        <table:table-row table:style-name="ro1">
          <table:table-cell office:value-type="string" calcext:value-type="string">
            <text:p>http://lh3.ggpht.com/_T4A4ZuM9WD8/S5QMhBbeySI/AAAAAAAAaxk/jT-S5RsOsUg/s288/IMG_2507.jpg</text:p>
          </table:table-cell>
          <table:table-cell table:formula="of:=SEARCH(&quot;/&quot;;[.A204];8)" office:value-type="float" office:value="21" calcext:value-type="float">
            <text:p>21</text:p>
          </table:table-cell>
          <table:table-cell table:formula="of:=MID([.A204];1;[.B204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5QOHNtW_dI/AAAAAAAAayE/ZOBNsnlCeX0/s400/IMG_2518.jpg</text:p>
          </table:table-cell>
          <table:table-cell table:formula="of:=SEARCH(&quot;/&quot;;[.A205];8)" office:value-type="float" office:value="21" calcext:value-type="float">
            <text:p>21</text:p>
          </table:table-cell>
          <table:table-cell table:formula="of:=MID([.A205];1;[.B205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lh3.ggpht.com/_T4A4ZuM9WD8/S69rXYw2-nI/AAAAAAAAa0w/0l_PC-BmBsI/s800/IMG_2545.jpg</text:p>
          </table:table-cell>
          <table:table-cell table:formula="of:=SEARCH(&quot;/&quot;;[.A206];8)" office:value-type="float" office:value="21" calcext:value-type="float">
            <text:p>21</text:p>
          </table:table-cell>
          <table:table-cell table:formula="of:=MID([.A206];1;[.B206])" office:value-type="string" office:string-value="http://lh3.ggpht.com/" calcext:value-type="string">
            <text:p>http://lh3.ggpht.com/</text:p>
          </table:table-cell>
        </table:table-row>
        <table:table-row table:style-name="ro1">
          <table:table-cell office:value-type="string" calcext:value-type="string">
            <text:p>http://www.weltwissen-berlin.de/system/html/101028002_72dpi-63bf1a1e.jpg</text:p>
          </table:table-cell>
          <table:table-cell table:formula="of:=SEARCH(&quot;/&quot;;[.A207];8)" office:value-type="float" office:value="32" calcext:value-type="float">
            <text:p>32</text:p>
          </table:table-cell>
          <table:table-cell table:formula="of:=MID([.A207];1;[.B207])" office:value-type="string" office:string-value="http://www.weltwissen-berlin.de/" calcext:value-type="string">
            <text:p>http://www.weltwissen-berlin.de/</text:p>
          </table:table-cell>
        </table:table-row>
        <table:table-row table:style-name="ro1">
          <table:table-cell office:value-type="string" calcext:value-type="string">
            <text:p>http://www.clubcultura.com/clubliteratura/clubescritores/sampedro/img/sampedroinicio.gif</text:p>
          </table:table-cell>
          <table:table-cell table:formula="of:=SEARCH(&quot;/&quot;;[.A208];8)" office:value-type="float" office:value="27" calcext:value-type="float">
            <text:p>27</text:p>
          </table:table-cell>
          <table:table-cell table:formula="of:=MID([.A208];1;[.B208])" office:value-type="string" office:string-value="http://www.clubcultura.com/" calcext:value-type="string">
            <text:p>http://www.clubcultura.com/</text:p>
          </table:table-cell>
        </table:table-row>
        <table:table-row table:style-name="ro1">
          <table:table-cell office:value-type="string" calcext:value-type="string">
            <text:p>http://www.paradelmundoquenosbajamos.com/wp-content/uploads/2011/01/dsc00076-300x225.jpg</text:p>
          </table:table-cell>
          <table:table-cell table:formula="of:=SEARCH(&quot;/&quot;;[.A209];8)" office:value-type="float" office:value="41" calcext:value-type="float">
            <text:p>41</text:p>
          </table:table-cell>
          <table:table-cell table:formula="of:=MID([.A209];1;[.B209])" office:value-type="string" office:string-value="http://www.paradelmundoquenosbajamos.com/" calcext:value-type="string">
            <text:p>http://www.paradelmundoquenosbajamos.com/</text:p>
          </table:table-cell>
        </table:table-row>
        <table:table-row table:style-name="ro1">
          <table:table-cell office:value-type="string" calcext:value-type="string">
            <text:p>http://www.paradelmundoquenosbajamos.com/wp-content/uploads/2011/01/dsc00139-225x300.jpg</text:p>
          </table:table-cell>
          <table:table-cell table:formula="of:=SEARCH(&quot;/&quot;;[.A210];8)" office:value-type="float" office:value="41" calcext:value-type="float">
            <text:p>41</text:p>
          </table:table-cell>
          <table:table-cell table:formula="of:=MID([.A210];1;[.B210])" office:value-type="string" office:string-value="http://www.paradelmundoquenosbajamos.com/" calcext:value-type="string">
            <text:p>http://www.paradelmundoquenosbajamos.com/</text:p>
          </table:table-cell>
        </table:table-row>
      </table:table>
      <table:named-expressions/>
      <table:database-ranges>
        <table:database-range table:name="__Anonymous_Sheet_DB__0" table:target-range-address="Sheet1.A1:Sheet1.C2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8:43:21.961543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8:44:28.708398186</meta:creation-date>
    <meta:editing-duration>PT11M16S</meta:editing-duration>
    <meta:editing-cycles>2</meta:editing-cycles>
    <meta:generator>LibreOffice/6.0.7.3$Linux_X86_64 LibreOffice_project/00m0$Build-3</meta:generator>
    <dc:date>2021-05-08T18:54:37.268311924</dc:date>
    <meta:document-statistic meta:table-count="1" meta:cell-count="630" meta:object-count="0"/>
  </office:meta>
</office:document-meta>
</file>